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99" draw:textarea-horizontal-align="justify" draw:textarea-vertical-align="middle" draw:auto-grow-height="false" fo:min-height="0.559cm" fo:min-width="1.118cm"/>
    </style:style>
    <style:style style:name="gr2" style:family="graphic" style:parent-style-name="standard">
      <style:graphic-properties draw:fill-color="#33ff99" draw:textarea-horizontal-align="justify" draw:textarea-vertical-align="middle" draw:auto-grow-height="false" fo:min-height="0.559cm" fo:min-width="1.118cm"/>
    </style:style>
    <style:style style:name="gr3" style:family="graphic" style:parent-style-name="objectwithoutfill">
      <style:graphic-properties svg:stroke-width="0.053cm" draw:marker-start-width="0.279cm" draw:marker-end="Rounded_20_short_20_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fill-color="#ff9999" draw:textarea-horizontal-align="justify" draw:textarea-vertical-align="middle" draw:auto-grow-height="false" fo:min-height="0.559cm" fo:min-width="1.207cm"/>
    </style:style>
    <style:style style:name="gr5" style:family="graphic" style:parent-style-name="standard">
      <style:graphic-properties draw:fill-color="#cc9900" draw:textarea-horizontal-align="justify" draw:textarea-vertical-align="middle" draw:auto-grow-height="false" fo:min-height="0.559cm" fo:min-width="1.74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55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65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9cm" fo:min-width="2.313cm"/>
    </style:style>
    <style:style style:name="P1" style:family="paragraph">
      <style:paragraph-properties fo:text-align="center"/>
    </style:style>
    <style:style style:name="P2" style:family="paragraph">
      <loext:graphic-properties draw:fill-color="#ffff99"/>
      <style:paragraph-properties fo:text-align="center"/>
      <style:text-properties fo:font-size="11pt" style:font-size-asian="11pt" style:font-size-complex="11pt"/>
    </style:style>
    <style:style style:name="P3" style:family="paragraph">
      <loext:graphic-properties draw:fill-color="#33ff99"/>
      <style:paragraph-properties fo:text-align="center"/>
      <style:text-properties fo:font-size="11pt" style:font-size-asian="11pt" style:font-size-complex="11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9999"/>
      <style:paragraph-properties fo:text-align="center"/>
      <style:text-properties fo:font-size="11pt" style:font-size-asian="11pt" style:font-size-complex="11pt"/>
    </style:style>
    <style:style style:name="P6" style:family="paragraph">
      <loext:graphic-properties draw:fill-color="#cc9900"/>
      <style:paragraph-properties fo:text-align="center"/>
      <style:text-properties fo:font-size="11pt" style:font-size-asian="11pt" style:font-size-complex="11pt"/>
    </style:style>
    <style:style style:name="P7" style:family="paragraph">
      <loext:graphic-properties draw:fill="none" draw:fill-color="#ffffff"/>
      <style:text-properties style:font-name="Times New Roman" fo:font-size="13pt" style:font-size-asian="13pt" style:font-size-complex="13pt"/>
    </style:style>
    <style:style style:name="P8" style:family="paragraph">
      <loext:graphic-properties draw:fill="none" draw:fill-color="#ffffff"/>
      <style:paragraph-properties fo:text-align="center"/>
      <style:text-properties style:font-name="Times New Roman" fo:font-size="13pt" style:font-size-asian="13pt" style:font-size-complex="13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font-name="Times New Roman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286cm" svg:height="1.143cm" svg:x="5.699cm" svg:y="3.794cm">
          <text:p text:style-name="P1"><text:span text:style-name="T1">eating</text:span></text:p>
          <text:p text:style-name="P1"><text:span text:style-name="T1">barbecu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2.286cm" svg:height="1.143cm" svg:x="9.9cm" svg:y="4.194cm">
          <text:p text:style-name="P1"><text:span text:style-name="T1">getting</text:span></text:p>
          <text:p text:style-name="P1"><text:span text:style-name="T1">canc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7.985cm" svg:y1="4.366cm" svg:x2="9.9cm" svg:y2="4.766cm" draw:start-shape="id1" draw:start-glue-point="10" draw:end-shape="id2" draw:end-glue-point="6" svg:d="M7985 4366l1915 400" svg:viewBox="0 0 1916 401">
          <text:p/>
        </draw:connector>
        <draw:custom-shape draw:style-name="gr4" draw:text-style-name="P5" xml:id="id3" draw:id="id3" draw:layer="layout" svg:width="2.413cm" svg:height="1.143cm" svg:x="4.81cm" svg:y="6.461cm">
          <text:p text:style-name="P1"><text:span text:style-name="T1">living in</text:span></text:p>
          <text:p text:style-name="P1"><text:span text:style-name="T1">the Sout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4" draw:id="id4" draw:layer="layout" svg:width="3.175cm" svg:height="1.143cm" svg:x="10.017cm" svg:y="6.461cm">
          <text:p text:style-name="P1"><text:span text:style-name="T1">environmental</text:span></text:p>
          <text:p text:style-name="P1"><text:span text:style-name="T1">facto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7.223cm" svg:y1="7.033cm" svg:x2="10.017cm" svg:y2="7.033cm" draw:start-shape="id3" draw:start-glue-point="10" draw:end-shape="id4" draw:end-glue-point="6" svg:d="M7223 7033h2794" svg:viewBox="0 0 2795 1">
          <text:p/>
        </draw:connector>
        <draw:connector draw:style-name="gr3" draw:text-style-name="P4" draw:layer="layout" draw:type="line" svg:x1="6.017cm" svg:y1="6.461cm" svg:x2="6.842cm" svg:y2="4.937cm" draw:start-shape="id3" draw:start-glue-point="4" draw:end-shape="id1" draw:end-glue-point="8" svg:d="M6017 6461l825-1524" svg:viewBox="0 0 826 1525">
          <text:p/>
        </draw:connector>
        <draw:connector draw:style-name="gr3" draw:text-style-name="P4" draw:layer="layout" draw:type="line" svg:x1="11.605cm" svg:y1="6.461cm" svg:x2="11.043cm" svg:y2="5.337cm" draw:start-shape="id4" draw:start-glue-point="4" draw:end-shape="id2" draw:end-glue-point="8" svg:d="M11605 6461l-562-1124" svg:viewBox="0 0 563 1125">
          <text:p/>
        </draw:connector>
        <draw:frame draw:style-name="gr6" draw:text-style-name="P7" draw:layer="layout" svg:width="1.057cm" svg:height="0.755cm" svg:x="6.334cm" svg:y="3.032cm">
          <draw:text-box>
            <text:p><text:span text:style-name="T2">i.v.</text:span></text:p>
          </draw:text-box>
        </draw:frame>
        <draw:frame draw:style-name="gr7" draw:text-style-name="P7" draw:layer="layout" svg:width="1.158cm" svg:height="0.755cm" svg:x="10.475cm" svg:y="3.418cm">
          <draw:text-box>
            <text:p><text:span text:style-name="T2">d.v.</text:span></text:p>
          </draw:text-box>
        </draw:frame>
        <draw:frame draw:style-name="gr8" draw:text-style-name="P8" draw:layer="layout" svg:width="2.813cm" svg:height="1.259cm" svg:x="4.615cm" svg:y="7.568cm">
          <draw:text-box>
            <text:p text:style-name="P1"><text:span text:style-name="T2">confounding</text:span></text:p>
            <text:p text:style-name="P1"><text:span text:style-name="T2">variabl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8T18:42:18.015914712</meta:creation-date>
    <dc:date>2019-09-28T20:39:57.184645169</dc:date>
    <meta:editing-duration>PT9M37S</meta:editing-duration>
    <meta:editing-cycles>7</meta:editing-cycles>
    <meta:generator>LibreOffice/6.0.7.3$Linux_X86_64 LibreOffice_project/00m0$Build-3</meta:generator>
    <meta:document-statistic meta:object-count="11"/>
  </office:meta>
</office:document-meta>
</file>